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4.9957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ChibiOS clock init func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ChibiOS/os/hal/ports/STM32/STM32F0xx/hal_lld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ine</text:p>
          </table:table-cell>
          <table:table-cell table:style-name="Default" office:value-type="string" calcext:value-type="string">
            <text:p>stm32_clock_init(void)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e no</text:p>
          </table:table-cell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ymbol valu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style-name="ce2"/>
          <table:table-cell office:value-type="string" calcext:value-type="string">
            <text:p>turn on HSI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CC-&gt;CR |= RCC_CR_HSION;</text:p>
          </table:table-cell>
          <table:table-cell table:style-name="ce2" office:value-type="string" calcext:value-type="string">
            <text:p>RCC_CR_HSION</text:p>
          </table:table-cell>
          <table:table-cell table:style-name="ce2"/>
          <table:table-cell office:value-type="string" calcext:value-type="string">
            <text:p>in control register (CR) enable HSI clock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reset SWQ bit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CC-&gt;CFGR &amp;= ~RCC_CFGR_SW;</text:p>
          </table:table-cell>
          <table:table-cell office:value-type="string" calcext:value-type="string">
            <text:p>RCC_CFGR_SW</text:p>
          </table:table-cell>
          <table:table-cell/>
          <table:table-cell office:value-type="string" calcext:value-type="string">
            <text:p>reset config register, select HSI clock. <text:s/>RCC_CFGR_SW = 0b000000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t C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CC-&gt;CR &amp;= RCC_CR_HSITRIM | RCC_CR_HSION;</text:p>
          </table:table-cell>
          <table:table-cell table:number-columns-repeated="2"/>
          <table:table-cell office:value-type="string" calcext:value-type="string">
            <text:p>reset clock control register (CR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t CFG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CC-&gt;CFGR = 0;</text:p>
          </table:table-cell>
          <table:table-cell table:number-columns-repeated="2"/>
          <table:table-cell office:value-type="string" calcext:value-type="string">
            <text:p>reset CFGR regist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string" calcext:value-type="string">
            <text:p>RCC-&gt;CR |= RCC_CR_HSEON | RCC_CR_HSEBYP;</text:p>
          </table:table-cell>
          <table:table-cell office:value-type="string" calcext:value-type="string">
            <text:p>RCC_CR_HSEON</text:p>
          </table:table-cell>
          <table:table-cell/>
          <table:table-cell office:value-type="string" calcext:value-type="string">
            <text:p>when enabled turn on hse-bypa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string" calcext:value-type="string">
            <text:p>RCC-&gt;CR |= RCC_CR_HSEON;</text:p>
          </table:table-cell>
          <table:table-cell office:value-type="string" calcext:value-type="string">
            <text:p>RCC_CR_HSEON</text:p>
          </table:table-cell>
          <table:table-cell/>
          <table:table-cell office:value-type="string" calcext:value-type="string">
            <text:p>when enabled turn on HSE cloc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RCC-&gt;CR2 |= RCC_CR2_HSI14ON;</text:p>
          </table:table-cell>
          <table:table-cell table:number-columns-repeated="2"/>
          <table:table-cell office:value-type="string" calcext:value-type="string">
            <text:p>when enabled turn on HSI1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string" calcext:value-type="string">
            <text:p>RCC-&gt;CR2 |= RCC_CR2_HSI48ON;</text:p>
          </table:table-cell>
          <table:table-cell table:number-columns-repeated="2"/>
          <table:table-cell office:value-type="string" calcext:value-type="string">
            <text:p>when enabled turn on HSI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string" calcext:value-type="string">
            <text:p>RCC-&gt;CSR |= RCC_CSR_LSION;</text:p>
          </table:table-cell>
          <table:table-cell table:number-columns-repeated="2"/>
          <table:table-cell office:value-type="string" calcext:value-type="string">
            <text:p>when enabled turn on low speed internal (LSI) oscill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string" calcext:value-type="string">
            <text:p>RCC-&gt;CFGR2 = STM32_PREDIV;</text:p>
          </table:table-cell>
          <table:table-cell table:number-columns-repeated="2"/>
          <table:table-cell office:value-type="string" calcext:value-type="string">
            <text:p>configure CFGR2, must happen before configure CFG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RCC-&gt;CFGR <text:s/>= STM32_PLLNODIV | STM32_MCOPRE | STM32_MCOSEL | STM32_PLLMUL | STM32_PLLSRC <text:s text:c="2"/>| STM32_PPRE <text:s text:c="2"/>| STM32_HPRE | ((STM32_PREDIV &amp; STM32_PLLXTPRE_MASK) &lt;&lt; STM32_PLLXTPRE_OFFSET);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ure CFG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string" calcext:value-type="string">
            <text:p>RCC-&gt;CFGR3 = STM32_USBSW <text:s/>| STM32_I2C1SW | STM32_USART1SW;</text:p>
          </table:table-cell>
          <table:table-cell table:number-columns-repeated="2"/>
          <table:table-cell office:value-type="string" calcext:value-type="string">
            <text:p>configure CFGR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string" calcext:value-type="string">
            <text:p>RCC-&gt;CFGR3 = STM32_USBSW <text:s/>| STM32_CECSW <text:s/>| STM32_I2C1SW | STM32_USART1SW;</text:p>
          </table:table-cell>
          <table:table-cell table:number-columns-repeated="2"/>
          <table:table-cell office:value-type="string" calcext:value-type="string">
            <text:p>configure CFGR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string" calcext:value-type="string">
            <text:p>RCC-&gt;CR <text:s text:c="2"/>|= RCC_CR_PLLON;</text:p>
          </table:table-cell>
          <table:table-cell table:number-columns-repeated="2"/>
          <table:table-cell office:value-type="string" calcext:value-type="string">
            <text:p>when enabled turn on P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FLASH-&gt;ACR = STM32_FLASHBITS;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string" calcext:value-type="string">
            <text:p>RCC-&gt;CFGR |= STM32_SW;</text:p>
          </table:table-cell>
          <table:table-cell table:number-columns-repeated="2"/>
          <table:table-cell office:value-type="string" calcext:value-type="string">
            <text:p>switch to configured clock when other than HS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rccEnableAPB2(RCC_APB2ENR_SYSCFGEN, true);</text:p>
          </table:table-cell>
          <table:table-cell table:number-columns-repeated="2"/>
          <table:table-cell office:value-type="string" calcext:value-type="string">
            <text:p>enable SYSCFG clock. noted as shared among multiple driver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Zephyr 4.2.0</text:p>
          </table:table-cell>
          <table:table-cell table:style-name="ce5"/>
          <table:table-cell table:style-name="ce3" office:value-type="string" calcext:value-type="string">
            <text:p>ChibiOS HEAD detached at 5e1cfe86a</text:p>
          </table:table-cell>
          <table:table-cell table:style-name="ce3"/>
          <table:table-cell table:style-name="ce5"/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RCC_CFGR_SW</text:p>
          </table:table-cell>
          <table:table-cell table:style-name="ce4" office:value-type="string" calcext:value-type="string">
            <text:p>./os/common/ext/ST/STM32F0xx/stm32f091xc.h:7996:#define RCC_CFGR_SW RCC_CFGR_SW_Msk</text:p>
          </table:table-cell>
          <table:table-cell/>
          <table:table-cell office:value-type="string" calcext:value-type="string">
            <text:p>./stm32f091xc.h:7996:#define RCC_CFGR_SW RCC_CFGR_SW_Msk /*!&lt; SW[1:0] bits (System clock Switch) */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39:35.811685796</meta:creation-date>
    <dc:date>2025-08-24T06:28:57.881053255</dc:date>
    <meta:editing-duration>PT38M49S</meta:editing-duration>
    <meta:editing-cycles>12</meta:editing-cycles>
    <meta:generator>LibreOffice/7.3.7.2$Linux_X86_64 LibreOffice_project/30$Build-2</meta:generator>
    <meta:document-statistic meta:table-count="1" meta:cell-count="77" meta:object-count="0"/>
  </office:meta>
</office:document-meta>
</file>